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6666ff" draw:textarea-horizontal-align="justify" draw:textarea-vertical-align="middle" draw:auto-grow-height="false" fo:min-height="0.831cm" fo:min-width="2.31cm"/>
    </style:style>
    <style:style style:name="gr2" style:family="graphic" style:parent-style-name="standard">
      <style:graphic-properties draw:fill-color="#6666ff" draw:textarea-horizontal-align="justify" draw:textarea-vertical-align="middle" draw:auto-grow-height="false" fo:min-height="1.546cm" fo:min-width="4.17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00cc" draw:textarea-horizontal-align="justify" draw:textarea-vertical-align="middle" draw:auto-grow-height="false" fo:min-height="0.831cm" fo:min-width="2.31cm"/>
    </style:style>
    <style:style style:name="gr5" style:family="graphic" style:parent-style-name="standard">
      <style:graphic-properties draw:fill-color="#ff00cc" draw:textarea-horizontal-align="justify" draw:textarea-vertical-align="middle" draw:auto-grow-height="false" fo:min-height="0.83cm" fo:min-width="2.31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.83cm" fo:min-width="3.628cm"/>
    </style:style>
    <style:style style:name="gr7" style:family="graphic" style:parent-style-name="standard">
      <style:graphic-properties draw:fill-color="#ff00cc" draw:textarea-horizontal-align="justify" draw:textarea-vertical-align="middle" draw:auto-grow-height="false" fo:min-height="0.83cm" fo:min-width="2.861cm"/>
    </style:style>
    <style:style style:name="gr8" style:family="graphic" style:parent-style-name="standard">
      <style:graphic-properties draw:fill-color="#ff00cc" draw:textarea-horizontal-align="justify" draw:textarea-vertical-align="middle" draw:auto-grow-height="false" fo:min-height="2.37cm" fo:min-width="4.178cm"/>
    </style:style>
    <style:style style:name="gr9" style:family="graphic" style:parent-style-name="standard">
      <style:graphic-properties draw:fill-color="#ff00cc" draw:textarea-horizontal-align="justify" draw:textarea-vertical-align="middle" draw:auto-grow-height="false" fo:min-height="3.343cm" fo:min-width="6.655cm"/>
    </style:style>
    <style:style style:name="gr10" style:family="graphic" style:parent-style-name="standard">
      <style:graphic-properties draw:fill-color="#ff00cc" draw:textarea-horizontal-align="justify" draw:textarea-vertical-align="middle" draw:auto-grow-height="false" fo:min-height="0.899cm" fo:min-width="4.728cm"/>
    </style:style>
    <style:style style:name="gr11" style:family="graphic" style:parent-style-name="standard">
      <style:graphic-properties draw:fill-color="#ff3333" draw:textarea-horizontal-align="justify" draw:textarea-vertical-align="middle" draw:auto-grow-height="false" fo:min-height="0.526cm" fo:min-width="2.252cm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7.5cm" fo:min-width="3.628cm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5.393cm" fo:min-width="5.88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5.394cm" fo:min-width="5.88cm"/>
    </style:style>
    <style:style style:name="gr15" style:family="graphic" style:parent-style-name="standard">
      <style:graphic-properties draw:fill-color="#ff3333" draw:textarea-horizontal-align="justify" draw:textarea-vertical-align="middle" draw:auto-grow-height="false" fo:min-height="0.519cm" fo:min-width="6.38cm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 fo:min-height="4.406cm" fo:min-width="3.626cm"/>
    </style:style>
    <style:style style:name="gr17" style:family="graphic" style:parent-style-name="standard">
      <style:graphic-properties draw:fill-color="#ff3333" draw:textarea-horizontal-align="justify" draw:textarea-vertical-align="middle" draw:auto-grow-height="false" fo:min-height="0.525cm" fo:min-width="2.252cm"/>
    </style:style>
    <style:style style:name="gr18" style:family="graphic" style:parent-style-name="standard">
      <style:graphic-properties draw:fill-color="#ff3333" draw:textarea-horizontal-align="justify" draw:textarea-vertical-align="middle" draw:auto-grow-height="false" fo:min-height="14.551cm" fo:min-width="6.98cm"/>
    </style:style>
    <style:style style:name="gr19" style:family="graphic" style:parent-style-name="standard">
      <style:graphic-properties draw:fill-color="#6666ff" draw:textarea-horizontal-align="justify" draw:textarea-vertical-align="middle" draw:auto-grow-height="false" fo:min-height="1.274cm" fo:min-width="4.58cm"/>
    </style:style>
    <style:style style:name="gr20" style:family="graphic" style:parent-style-name="standard">
      <style:graphic-properties draw:fill-color="#ff3333" draw:textarea-horizontal-align="justify" draw:textarea-vertical-align="middle" draw:auto-grow-height="false" fo:min-height="1.274cm" fo:min-width="4.58cm"/>
    </style:style>
    <style:style style:name="gr21" style:family="graphic" style:parent-style-name="standard">
      <style:graphic-properties draw:fill-color="#ff00cc" draw:textarea-horizontal-align="justify" draw:textarea-vertical-align="middle" draw:auto-grow-height="false" fo:min-height="1.274cm" fo:min-width="4.58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6666ff"/>
      <style:paragraph-properties fo:text-align="center"/>
      <style:text-properties fo:color="#ffffff" style:font-name="Arial" fo:font-size="12pt" style:font-size-asian="16pt" style:font-size-complex="16pt"/>
    </style:style>
    <style:style style:name="P3" style:family="paragraph">
      <loext:graphic-properties draw:fill-color="#6666ff"/>
      <style:paragraph-properties fo:text-align="center"/>
      <style:text-properties fo:color="#ffffff" style:font-name="Arial" fo:font-size="12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style:font-name="Arial" fo:font-size="12pt"/>
    </style:style>
    <style:style style:name="P5" style:family="paragraph">
      <loext:graphic-properties draw:fill-color="#ff00cc"/>
      <style:paragraph-properties fo:text-align="center"/>
      <style:text-properties fo:color="#ffffff" style:font-name="Arial" fo:font-size="12pt" style:font-size-asian="16pt" style:font-size-complex="16pt"/>
    </style:style>
    <style:style style:name="P6" style:family="paragraph">
      <loext:graphic-properties draw:fill-color="#ff3333"/>
      <style:paragraph-properties fo:text-align="center"/>
      <style:text-properties fo:color="#ffffff" style:font-name="Arial" fo:font-size="12pt" style:font-size-asian="16pt" style:font-size-complex="16pt"/>
    </style:style>
    <style:style style:name="P7" style:family="paragraph">
      <loext:graphic-properties draw:fill-color="#ff3333"/>
      <style:paragraph-properties fo:text-align="center"/>
      <style:text-properties fo:color="#ffffff" style:font-name="Arial" fo:font-size="12pt" style:font-size-asian="18pt" style:font-size-complex="18pt"/>
    </style:style>
    <style:style style:name="P8" style:family="paragraph">
      <loext:graphic-properties draw:fill-color="#6666ff"/>
      <style:paragraph-properties fo:text-align="center"/>
      <style:text-properties fo:color="#ffffff" fo:font-size="18pt" style:font-size-asian="18pt" style:font-size-complex="18pt"/>
    </style:style>
    <style:style style:name="P9" style:family="paragraph">
      <loext:graphic-properties draw:fill-color="#ff3333"/>
      <style:paragraph-properties fo:text-align="center"/>
      <style:text-properties fo:color="#ffffff" fo:font-size="18pt" style:font-size-asian="18pt" style:font-size-complex="18pt"/>
    </style:style>
    <style:style style:name="P10" style:family="paragraph">
      <loext:graphic-properties draw:fill-color="#ff00cc"/>
      <style:paragraph-properties fo:text-align="center"/>
      <style:text-properties fo:color="#ffffff" fo:font-size="18pt" style:font-size-asian="18pt" style:font-size-complex="18pt"/>
    </style:style>
    <style:style style:name="P11" style:family="paragraph">
      <loext:graphic-properties draw:fill-color="#ffffff"/>
    </style:style>
    <style:style style:name="T1" style:family="text">
      <style:text-properties fo:color="#ffffff" style:font-name="Arial" fo:font-size="12pt" style:font-size-asian="16pt" style:font-size-complex="16pt"/>
    </style:style>
    <style:style style:name="T2" style:family="text">
      <style:text-properties fo:color="#ffffff" style:font-name="Arial" fo:font-size="12pt" style:font-size-asian="18pt" style:font-size-complex="18pt"/>
    </style:style>
    <style:style style:name="T3" style:family="text">
      <style:text-properties fo:color="#ffffff" style:font-name="Arial" fo:font-size="12pt" style:font-size-asian="15pt" style:font-size-complex="15pt"/>
    </style:style>
    <style:style style:name="T4" style:family="text">
      <style:text-properties fo:color="#ffffff" style:font-name="Arial" fo:font-size="12pt"/>
    </style:style>
    <style:style style:name="T5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81cm" svg:height="1.081cm" svg:x="5.504cm" svg:y="2.254cm">
          <text:p text:style-name="P1"><text:span text:style-name="T1">Datafile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678cm" svg:height="1.796cm" svg:x="0cm" svg:y="0.001cm">
          <text:p text:style-name="P1"><text:span text:style-name="T2">Su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.477cm" svg:y1="1.796cm" svg:x2="2.477cm" svg:y2="19.754cm">
          <text:p/>
        </draw:line>
        <draw:line draw:style-name="gr3" draw:text-style-name="P4" draw:layer="layout" svg:x1="2.477cm" svg:y1="2.822cm" svg:x2="5.504cm" svg:y2="2.822cm">
          <text:p/>
        </draw:line>
        <draw:custom-shape draw:style-name="gr4" draw:text-style-name="P5" draw:layer="layout" svg:width="2.81cm" svg:height="1.081cm" svg:x="5.504cm" svg:y="19.089cm">
          <text:p text:style-name="P1"><text:span text:style-name="T1">fu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81cm" svg:height="1.08cm" svg:x="5.504cm" svg:y="11.513cm">
          <text:p text:style-name="P1"><text:span text:style-name="T1">field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81cm" svg:height="1.081cm" svg:x="5.504cm" svg:y="8.145cm">
          <text:p text:style-name="P1"><text:span text:style-name="T1">a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81cm" svg:height="1.08cm" svg:x="5.504cm" svg:y="4.307cm">
          <text:p text:style-name="P1"><text:span text:style-name="T1">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.477cm" svg:y1="19.689cm" svg:x2="5.504cm" svg:y2="19.689cm">
          <text:p/>
        </draw:line>
        <draw:line draw:style-name="gr3" draw:text-style-name="P4" draw:layer="layout" svg:x1="2.477cm" svg:y1="12.013cm" svg:x2="5.504cm" svg:y2="12.013cm">
          <text:p/>
        </draw:line>
        <draw:line draw:style-name="gr3" draw:text-style-name="P4" draw:layer="layout" svg:x1="2.477cm" svg:y1="8.68cm" svg:x2="5.504cm" svg:y2="8.68cm">
          <text:p/>
        </draw:line>
        <draw:line draw:style-name="gr3" draw:text-style-name="P4" draw:layer="layout" svg:x1="2.477cm" svg:y1="4.842cm" svg:x2="5.504cm" svg:y2="4.842cm">
          <text:p/>
        </draw:line>
        <draw:line draw:style-name="gr3" draw:text-style-name="P4" draw:layer="layout" svg:x1="6.88cm" svg:y1="5.387cm" svg:x2="6.88cm" svg:y2="7.439cm">
          <text:p/>
        </draw:line>
        <draw:line draw:style-name="gr3" draw:text-style-name="P4" draw:layer="layout" svg:x1="6.88cm" svg:y1="7.44cm" svg:x2="9.907cm" svg:y2="7.44cm">
          <text:p/>
        </draw:line>
        <draw:line draw:style-name="gr3" draw:text-style-name="P4" draw:layer="layout" svg:x1="6.88cm" svg:y1="5.901cm" svg:x2="9.907cm" svg:y2="5.901cm">
          <text:p/>
        </draw:line>
        <draw:custom-shape draw:style-name="gr6" draw:text-style-name="P6" draw:layer="layout" svg:width="4.128cm" svg:height="1.08cm" svg:x="9.907cm" svg:y="6.872cm">
          <text:p text:style-name="P1"><text:span text:style-name="T1">QualityCheck..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361cm" svg:height="1.08cm" svg:x="9.848cm" svg:y="5.333cm">
          <text:p text:style-name="P1"><text:span text:style-name="T1">DataPrep.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.88cm" svg:y1="9.235cm" svg:x2="6.88cm" svg:y2="10.261cm">
          <text:p/>
        </draw:line>
        <draw:line draw:style-name="gr3" draw:text-style-name="P4" draw:layer="layout" svg:x1="6.88cm" svg:y1="10.262cm" svg:x2="9.907cm" svg:y2="10.262cm">
          <text:p/>
        </draw:line>
        <draw:custom-shape draw:style-name="gr8" draw:text-style-name="P5" draw:layer="layout" svg:width="4.678cm" svg:height="2.62cm" svg:x="9.907cm" svg:y="8.979cm">
          <text:p text:style-name="P1"><text:span text:style-name="T1">T1_head.nii.gz</text:span></text:p>
          <text:p text:style-name="P1"><text:span text:style-name="T1">T1_head_RPI.nii.gz</text:span></text:p>
          <text:p text:style-name="P1"><text:span text:style-name="T1">T1_brain.nii.gz</text:span></text:p>
          <text:p text:style-name="P1"><text:span text:style-name="T1">T1_brain_RPI.nii.gz</text:span></text:p>
          <text:p text:style-name="P1"><text:span text:style-name="T1">brainMask.nii.gz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.88cm" svg:y1="12.568cm" svg:x2="6.88cm" svg:y2="14.366cm">
          <text:p/>
        </draw:line>
        <draw:line draw:style-name="gr3" draw:text-style-name="P4" draw:layer="layout" svg:x1="6.88cm" svg:y1="14.366cm" svg:x2="9.907cm" svg:y2="14.366cm">
          <text:p/>
        </draw:line>
        <draw:custom-shape draw:style-name="gr9" draw:text-style-name="P5" draw:layer="layout" svg:width="7.155cm" svg:height="3.593cm" svg:x="9.907cm" svg:y="12.312cm">
          <text:p text:style-name="P1"><text:span text:style-name="T1">FieldmapPhase.nii.gz</text:span></text:p>
          <text:p text:style-name="P1"><text:span text:style-name="T1">FieldMapPhase_RPI.nii.gz</text:span></text:p>
          <text:p text:style-name="P1"><text:span text:style-name="T1">FieldMapMag.nii.gz</text:span></text:p>
          <text:p text:style-name="P1"><text:span text:style-name="T1">FieldMapMag_RPI.nii.gz</text:span></text:p>
          <text:p text:style-name="P1"><text:span text:style-name="T1">FieldMapMag_mask.nii.gz</text:span></text:p>
          <text:p text:style-name="P1"><text:span text:style-name="T1">FieldMapMag_mask_eroded.nii.gz</text:span></text:p>
          <text:p text:style-name="P1"><text:span text:style-name="T1">FieldMapMag_RPI_stripped.nii.gz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.88cm" svg:y1="20.144cm" svg:x2="6.88cm" svg:y2="58.492cm">
          <text:p/>
        </draw:line>
        <draw:line draw:style-name="gr3" draw:text-style-name="P4" draw:layer="layout" svg:x1="6.88cm" svg:y1="21.942cm" svg:x2="9.907cm" svg:y2="21.942cm">
          <text:p/>
        </draw:line>
        <draw:custom-shape draw:style-name="gr10" draw:text-style-name="P5" draw:layer="layout" svg:width="5.228cm" svg:height="1.149cm" svg:x="9.907cm" svg:y="21.293cm">
          <text:p text:style-name="P1"><text:span text:style-name="T1">RestingStateRaw.nii.g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128cm" svg:height="1.08cm" svg:x="9.907cm" svg:y="23.089cm">
          <text:p text:style-name="P1"><text:span text:style-name="T1">RestingState.nii.g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128cm" svg:height="1.08cm" svg:x="9.907cm" svg:y="25.343cm">
          <text:p text:style-name="P1"><text:span text:style-name="T1">m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2.752cm" svg:height="0.776cm" svg:x="9.907cm" svg:y="36.422cm">
          <text:p text:style-name="P1"><text:span text:style-name="T1">T1forWa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.88cm" svg:y1="23.658cm" svg:x2="9.907cm" svg:y2="23.658cm">
          <text:p/>
        </draw:line>
        <draw:line draw:style-name="gr3" draw:text-style-name="P4" draw:layer="layout" svg:x1="6.88cm" svg:y1="25.881cm" svg:x2="9.907cm" svg:y2="25.881cm">
          <text:p/>
        </draw:line>
        <draw:line draw:style-name="gr3" draw:text-style-name="P4" draw:layer="layout" svg:x1="12.08cm" svg:y1="26.406cm" svg:x2="12.108cm" svg:y2="31.555cm">
          <text:p/>
        </draw:line>
        <draw:line draw:style-name="gr3" draw:text-style-name="P4" draw:layer="layout" svg:x1="12.108cm" svg:y1="31.555cm" svg:x2="15.135cm" svg:y2="31.555cm">
          <text:p/>
        </draw:line>
        <draw:custom-shape draw:style-name="gr12" draw:text-style-name="P7" draw:layer="layout" svg:width="4.128cm" svg:height="7.75cm" svg:x="15.135cm" svg:y="27.652cm">
          <text:p text:style-name="P1"><text:span text:style-name="T2">mcImg.nii.gz</text:span></text:p>
          <text:p text:style-name="P1"><text:span text:style-name="T2">mcImg_raw.par</text:span></text:p>
          <text:p text:style-name="P1"><text:span text:style-name="T2">mcImg.mat</text:span></text:p>
          <text:p text:style-name="P1"><text:span text:style-name="T2">mcImgMean.nii.gz</text:span></text:p>
          <text:p text:style-name="P1"><text:span text:style-name="T2">mcImg_deg.par</text:span></text:p>
          <text:p text:style-name="P1"><text:span text:style-name="T2">mcImg.par</text:span></text:p>
          <text:p text:style-name="P1"><text:span text:style-name="T2">mcImg_mm.par</text:span></text:p>
          <text:p text:style-name="P1"><text:span text:style-name="T2">mc{1-6}.par</text:span></text:p>
          <text:p text:style-name="P1"><text:span text:style-name="T2">mcImg_abs.rms</text:span></text:p>
          <text:p text:style-name="P1"><text:span text:style-name="T2">mcImg_deriv.par</text:span></text:p>
          <text:p text:style-name="P1"><text:span text:style-name="T2">mcImg_rel.rms</text:span></text:p>
          <text:p text:style-name="P1"><text:span text:style-name="T2">rot.png</text:span></text:p>
          <text:p text:style-name="P1"><text:span text:style-name="T2">trans.png</text:span></text:p>
          <text:p text:style-name="P1"><text:span text:style-name="T2">rot_mm.png</text:span></text:p>
          <text:p text:style-name="P1"><text:span text:style-name="T2">rot_trans.png</text:span></text:p>
          <text:p text:style-name="P1"><text:span text:style-name="T2">disp.p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.88cm" svg:y1="36.788cm" svg:x2="9.907cm" svg:y2="36.788cm">
          <text:p/>
        </draw:line>
        <draw:line draw:style-name="gr3" draw:text-style-name="P4" draw:layer="layout" svg:x1="11.322cm" svg:y1="37.212cm" svg:x2="11.283cm" svg:y2="46.433cm">
          <text:p/>
        </draw:line>
        <draw:line draw:style-name="gr3" draw:text-style-name="P4" draw:layer="layout" svg:x1="11.35cm" svg:y1="40.071cm" svg:x2="15.135cm" svg:y2="40.039cm">
          <text:p/>
        </draw:line>
        <draw:custom-shape draw:style-name="gr13" draw:text-style-name="P7" draw:layer="layout" svg:width="6.38cm" svg:height="5.643cm" svg:x="15.085cm" svg:y="37.441cm">
          <text:p text:style-name="P1"><text:span text:style-name="T3">T1_lesionmask.nii.gz</text:span></text:p>
          <text:p text:style-name="P1"><text:span text:style-name="T3">T1_lesionmask_RPI.nii.gz</text:span></text:p>
          <text:p text:style-name="P1"><text:span text:style-name="T3">LesionWeight.nii.gz</text:span></text:p>
          <text:p text:style-name="P1"><text:span text:style-name="T3">T1_to_MNIaff.nii.gz</text:span></text:p>
          <text:p text:style-name="P1"><text:span text:style-name="T3">T1_to_MNIaff.mat</text:span></text:p>
          <text:p text:style-name="P1"><text:span text:style-name="T3">coef_T1_to_MNI152.nii.gz</text:span></text:p>
          <text:p text:style-name="P1"><text:span text:style-name="T3">T1_to_MNI152.nii.gz</text:span></text:p>
          <text:p text:style-name="P1"><text:span text:style-name="T3">jac_T1_to_MNI152.nii.gz</text:span></text:p>
          <text:p text:style-name="P1"><text:span text:style-name="T3">T1_brain_to_MNI152.nii.gz</text:span></text:p>
          <text:p text:style-name="P1"><text:span text:style-name="T3">T1MasktoMNI.nii.gz</text:span></text:p>
          <text:p text:style-name="P1"><text:span text:style-name="T3">MNItoT1_warp.nii.g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2.752cm" svg:height="0.776cm" svg:x="9.907cm" svg:y="50.26cm">
          <text:p text:style-name="P1"><text:span text:style-name="T1">EPIto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.88cm" svg:y1="50.625cm" svg:x2="9.907cm" svg:y2="50.625cm">
          <text:p/>
        </draw:line>
        <draw:line draw:style-name="gr3" draw:text-style-name="P4" draw:layer="layout" svg:x1="11.322cm" svg:y1="51.049cm" svg:x2="11.35cm" svg:y2="54.261cm">
          <text:p/>
        </draw:line>
        <draw:line draw:style-name="gr3" draw:text-style-name="P4" draw:layer="layout" svg:x1="11.35cm" svg:y1="54.279cm" svg:x2="15.135cm" svg:y2="54.247cm">
          <text:p/>
        </draw:line>
        <draw:custom-shape draw:style-name="gr14" draw:text-style-name="P7" draw:layer="layout" svg:width="6.38cm" svg:height="5.644cm" svg:x="15.085cm" svg:y="51.407cm">
          <text:p text:style-name="P1"><text:span text:style-name="T4">EPIstrippedtoT1.nii.gz</text:span></text:p>
          <text:p text:style-name="P1"><text:span text:style-name="T4">EPItoMNI.nii.gz</text:span></text:p>
          <text:p text:style-name="P1"><text:span text:style-name="T4">EPItoMNI_warp.nii.gz</text:span></text:p>
          <text:p text:style-name="P1"><text:span text:style-name="T4">EPItoT1_</text:span><text:span text:style-name="T2">fast</text:span><text:span text:style-name="T4">_wmedge.nii.gz</text:span></text:p>
          <text:p text:style-name="P1"><text:span text:style-name="T4">EPItoT1_init.mat</text:span></text:p>
          <text:p text:style-name="P1"><text:span text:style-name="T4">EPItoT1.mat</text:span></text:p>
          <text:p text:style-name="P1"><text:span text:style-name="T4">EPItoT1.nii.gz</text:span></text:p>
          <text:p text:style-name="P1"><text:span text:style-name="T4">mcImgMean_mask.nii.gz</text:span></text:p>
          <text:p text:style-name="P1"><text:span text:style-name="T4">mcImgMean_stripped.nii.gz</text:span></text:p>
          <text:p text:style-name="P1"><text:span text:style-name="T4">MNItoEPI_warp.nii.gz</text:span></text:p>
          <text:p text:style-name="P1"><text:span text:style-name="T4">T1toEPI.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1.35cm" svg:y1="46.433cm" svg:x2="15.135cm" svg:y2="46.401cm">
          <text:p/>
        </draw:line>
        <draw:custom-shape draw:style-name="gr15" draw:text-style-name="P7" draw:layer="layout" svg:width="6.88cm" svg:height="0.769cm" svg:x="15.135cm" svg:y="45.921cm">
          <text:p text:style-name="P1"><text:span text:style-name="T3">tissueS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8.581cm" svg:y1="46.707cm" svg:x2="18.609cm" svg:y2="49.919cm">
          <text:p/>
        </draw:line>
        <draw:line draw:style-name="gr3" draw:text-style-name="P4" draw:layer="layout" svg:x1="18.609cm" svg:y1="49.937cm" svg:x2="25.593cm" svg:y2="49.937cm">
          <text:p/>
        </draw:line>
        <draw:custom-shape draw:style-name="gr16" draw:text-style-name="P7" draw:layer="layout" svg:width="4.126cm" svg:height="4.656cm" svg:x="25.592cm" svg:y="47.522cm">
          <text:p text:style-name="P1"><text:span text:style-name="T2">T1_mixeltype.nii.gz</text:span></text:p>
          <text:p text:style-name="P1"><text:span text:style-name="T2">T1_pve_0.nii.gz</text:span></text:p>
          <text:p text:style-name="P1"><text:span text:style-name="T2">T1_pve_1.nii.gz</text:span></text:p>
          <text:p text:style-name="P1"><text:span text:style-name="T2">T1_pve_2.nii.gz</text:span></text:p>
          <text:p text:style-name="P1"><text:span text:style-name="T2">T1_pveseg.nii.gz</text:span></text:p>
          <text:p text:style-name="P1"><text:span text:style-name="T2">T1_seg_0.nii.gz</text:span></text:p>
          <text:p text:style-name="P1"><text:span text:style-name="T2">T1_seg_1.nii.gz</text:span></text:p>
          <text:p text:style-name="P1"><text:span text:style-name="T2">T1_seg_2.nii.gz</text:span></text:p>
          <text:p text:style-name="P1"><text:span text:style-name="T2">T1_seg.nii.g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752cm" svg:height="0.775cm" svg:x="9.907cm" svg:y="58.037cm">
          <text:p text:style-name="P1"><text:span text:style-name="T1">SN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.88cm" svg:y1="58.402cm" svg:x2="9.907cm" svg:y2="58.402cm">
          <text:p/>
        </draw:line>
        <draw:line draw:style-name="gr3" draw:text-style-name="P4" draw:layer="layout" svg:x1="11.322cm" svg:y1="58.826cm" svg:x2="11.283cm" svg:y2="69.522cm">
          <text:p/>
        </draw:line>
        <draw:line draw:style-name="gr3" draw:text-style-name="P4" draw:layer="layout" svg:x1="11.322cm" svg:y1="69.554cm" svg:x2="15.107cm" svg:y2="69.522cm">
          <text:p/>
        </draw:line>
        <draw:custom-shape draw:style-name="gr18" draw:text-style-name="P7" draw:layer="layout" svg:width="7.48cm" svg:height="14.801cm" svg:x="15.135cm" svg:y="62.161cm">
          <text:p text:style-name="P1"><text:span text:style-name="T2">3dTqual.png</text:span></text:p>
          <text:p text:style-name="P1"><text:span text:style-name="T2">analysisResults.html</text:span></text:p>
          <text:p text:style-name="P1"><text:span text:style-name="T2">AntNoise_Mean.par</text:span></text:p>
          <text:p text:style-name="P1"><text:span text:style-name="T2">evspikes.txt</text:span></text:p>
          <text:p text:style-name="P1"><text:span text:style-name="T2">global_mean_ts.dat</text:span></text:p>
          <text:p text:style-name="P1"><text:span text:style-name="T2">GM_Mean.par</text:span></text:p>
          <text:p text:style-name="P1"><text:span text:style-name="T2">GM_to_RS.nii.gz</text:span></text:p>
          <text:p text:style-name="P1"><text:span text:style-name="T2">mcImg_nonfilteredMean.nii.gz</text:span></text:p>
          <text:p text:style-name="P1"><text:span text:style-name="T2">mcImg_nonfiltered.nii.gz</text:span></text:p>
          <text:p text:style-name="P1"><text:span text:style-name="T2">mcImg_nonfilteredSNR.nii.gz</text:span></text:p>
          <text:p text:style-name="P1"><text:span text:style-name="T2">mcImg_nonfilteredSTD.nii.gz</text:span></text:p>
          <text:p text:style-name="P1"><text:span text:style-name="T2">NoiseAntMask.nii.gz</text:span></text:p>
          <text:p text:style-name="P1"><text:span text:style-name="T2">NoiseAvg.par</text:span></text:p>
          <text:p text:style-name="P1"><text:span text:style-name="T2">NoisePlot.png</text:span></text:p>
          <text:p text:style-name="P1"><text:span text:style-name="T2">NoisePostMask.nii.gz</text:span></text:p>
          <text:p text:style-name="P1"><text:span text:style-name="T2">Normscore.par</text:span></text:p>
          <text:p text:style-name="P1"><text:span text:style-name="T2">normscore.png</text:span></text:p>
          <text:p text:style-name="P1"><text:span text:style-name="T2">PostNoise_Mean.par</text:span></text:p>
          <text:p text:style-name="P1"><text:span text:style-name="T2">RestingState_GM4d.nii.gz</text:span></text:p>
          <text:p text:style-name="P1"><text:span text:style-name="T2">RestingState_GMfinal.nii.gz</text:span></text:p>
          <text:p text:style-name="P1"><text:span text:style-name="T2">RestingState_GM.nii.gz</text:span></text:p>
          <text:p text:style-name="P1"><text:span text:style-name="T2">RestingState_GMsmooth.nii.gz</text:span></text:p>
          <text:p text:style-name="P1"><text:span text:style-name="T2">RestingState_NoiseAntMask.nii.gz</text:span></text:p>
          <text:p text:style-name="P1"><text:span text:style-name="T2">RestingState_NoisePostMask.nii.gz</text:span></text:p>
          <text:p text:style-name="P1"><text:span text:style-name="T2">SigNoise.par</text:span></text:p>
          <text:p text:style-name="P1"><text:span text:style-name="T2">SigNoisePlot.png</text:span></text:p>
          <text:p text:style-name="P1"><text:span text:style-name="T2">SNRcalc.txt</text:span></text:p>
          <text:p text:style-name="P1"><text:span text:style-name="T2">T1_GM.nii.gz</text:span></text:p>
          <text:p text:style-name="P1"><text:span text:style-name="T2">testNoise.txt</text:span></text:p>
          <text:p text:style-name="P1"><text:span text:style-name="T2">WM_to_RS.nii.g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5.08cm" svg:height="1.524cm" svg:x="18.288cm" svg:y="0.762cm">
          <text:p text:style-name="P1"><text:span text:style-name="T5">Prereq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08cm" svg:height="1.524cm" svg:x="18.288cm" svg:y="5.334cm">
          <text:p text:style-name="P1"><text:span text:style-name="T5">qualityCheck.sh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.08cm" svg:height="1.524cm" svg:x="18.288cm" svg:y="3.048cm">
          <text:p text:style-name="P1"><text:span text:style-name="T5">dataPrep.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3.64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3.3000030517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914cm" fo:margin-bottom="0cm" fo:text-indent="0cm"/>
      <style:text-properties fo:font-size="204.1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186cm" fo:margin-bottom="0cm" fo:text-indent="0cm"/>
      <style:text-properties fo:font-size="17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456cm" fo:margin-bottom="0cm" fo:text-indent="0cm"/>
      <style:text-properties fo:font-size="14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728cm" fo:margin-bottom="0cm" fo:text-indent="0cm"/>
      <style:text-properties fo:font-size="14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728cm" fo:margin-bottom="0cm" fo:text-indent="0cm"/>
      <style:text-properties fo:font-size="14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728cm" fo:margin-bottom="0cm" fo:text-indent="0cm"/>
      <style:text-properties fo:font-size="14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728cm" fo:margin-bottom="0cm" fo:text-indent="0cm"/>
      <style:text-properties fo:font-size="14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728cm" fo:margin-bottom="0cm" fo:text-indent="0cm"/>
      <style:text-properties fo:font-size="14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0.70001220703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2.451cm" fo:page-height="153.0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17cm" svg:height="7.047cm" svg:x="2.138cm" svg:y="2.397cm"/>
      <draw:page-thumbnail draw:layer="backgroundobjects" svg:width="7.017cm" svg:height="7.047cm" svg:x="2.138cm" svg:y="10.445cm"/>
      <draw:page-thumbnail draw:layer="backgroundobjects" svg:width="7.017cm" svg:height="7.047cm" svg:x="2.138cm" svg:y="18.493cm"/>
      <draw:page-thumbnail draw:layer="backgroundobjects" svg:width="7.017cm" svg:height="7.047cm" svg:x="12.433cm" svg:y="2.397cm"/>
      <draw:page-thumbnail draw:layer="backgroundobjects" svg:width="7.017cm" svg:height="7.047cm" svg:x="12.433cm" svg:y="10.445cm"/>
      <draw:page-thumbnail draw:layer="backgroundobjects" svg:width="7.017cm" svg:height="7.047cm" svg:x="12.433cm" svg:y="18.493cm"/>
    </style:handout-master>
    <style:master-page style:name="Default" style:page-layout-name="PM1" draw:style-name="Mdp1">
      <draw:frame presentation:style-name="Default-title" draw:layer="backgroundobjects" svg:width="137.2cm" svg:height="25.557cm" svg:x="7.622cm" svg:y="6.101cm" presentation:class="title" presentation:placeholder="true">
        <draw:text-box/>
      </draw:frame>
      <draw:frame presentation:style-name="Default-outline1" draw:layer="backgroundobjects" svg:width="137.2cm" svg:height="88.782cm" svg:x="7.622cm" svg:y="35.821cm" presentation:class="outline" presentation:placeholder="true">
        <draw:text-box/>
      </draw:frame>
      <draw:frame presentation:style-name="Mpr1" draw:text-style-name="MP2" draw:layer="backgroundobjects" svg:width="35.516cm" svg:height="10.556cm" svg:x="7.622cm" svg:y="139.45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8.322cm" svg:height="10.556cm" svg:x="52.138cm" svg:y="139.45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5.516cm" svg:height="10.556cm" svg:x="109.307cm" svg:y="139.45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10:52:39.430909633</meta:creation-date>
    <dc:date>2017-02-06T22:00:05.311926529</dc:date>
    <meta:editing-duration>PT4H50M3S</meta:editing-duration>
    <meta:editing-cycles>43</meta:editing-cycles>
    <meta:generator>LibreOffice/5.1.4.2$Linux_X86_64 LibreOffice_project/10m0$Build-2</meta:generator>
    <meta:document-statistic meta:object-count="79"/>
  </office:meta>
</office:document-meta>
</file>